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ource Code Pro Light" svg:font-family="'Source Code Pro Light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Bold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Source Sans Pro Light" officeooo:paragraph-rsid="001bf3ab"/>
    </style:style>
    <style:style style:name="P3" style:family="paragraph" style:parent-style-name="Standard">
      <style:paragraph-properties fo:line-height="150%" fo:text-align="justify" style:justify-single-word="false"/>
      <style:text-properties style:font-name="Source Sans Pro Light" officeooo:paragraph-rsid="001d0f32"/>
    </style:style>
    <style:style style:name="P4" style:family="paragraph" style:parent-style-name="Standard">
      <style:paragraph-properties fo:line-height="150%" fo:text-align="justify" style:justify-single-word="false"/>
      <style:text-properties style:font-name="Source Sans Pro Light" officeooo:paragraph-rsid="001ddf21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Source Sans Pro Light" officeooo:paragraph-rsid="001ddf2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Source Sans Pro Light" officeooo:paragraph-rsid="001fb070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Source Sans Pro Light" officeooo:paragraph-rsid="001fb070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Source Sans Pro Light" officeooo:paragraph-rsid="0021f1dc"/>
    </style:style>
    <style:style style:name="P9" style:family="paragraph" style:parent-style-name="Standard" style:list-style-name="L3">
      <style:paragraph-properties fo:line-height="150%" fo:text-align="justify" style:justify-single-word="false"/>
      <style:text-properties style:font-name="Source Sans Pro Light" officeooo:paragraph-rsid="001fb070"/>
    </style:style>
    <style:style style:name="P10" style:family="paragraph" style:parent-style-name="Footnote">
      <style:text-properties officeooo:paragraph-rsid="001fb070"/>
    </style:style>
    <style:style style:name="P11" style:family="paragraph" style:parent-style-name="Footnote">
      <style:text-properties officeooo:paragraph-rsid="0022125f"/>
    </style:style>
    <style:style style:name="T1" style:family="text">
      <style:text-properties officeooo:rsid="001bf3ab"/>
    </style:style>
    <style:style style:name="T2" style:family="text">
      <style:text-properties fo:font-style="italic" officeooo:rsid="001bf3ab" style:font-style-asian="italic" style:font-style-complex="italic"/>
    </style:style>
    <style:style style:name="T3" style:family="text">
      <style:text-properties fo:font-style="italic" officeooo:rsid="001d0f32" style:font-style-asian="italic" style:font-style-complex="italic"/>
    </style:style>
    <style:style style:name="T4" style:family="text">
      <style:text-properties officeooo:rsid="001d0f32"/>
    </style:style>
    <style:style style:name="T5" style:family="text">
      <style:text-properties officeooo:rsid="001ddf21"/>
    </style:style>
    <style:style style:name="T6" style:family="text">
      <style:text-properties officeooo:rsid="001fb070"/>
    </style:style>
    <style:style style:name="T7" style:family="text">
      <style:text-properties officeooo:rsid="0020407d"/>
    </style:style>
    <style:style style:name="T8" style:family="text">
      <style:text-properties officeooo:rsid="0021f1dc"/>
    </style:style>
    <style:style style:name="T9" style:family="text">
      <style:text-properties officeooo:rsid="002212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Master Thesis </text:span><text:span text:style-name="T4">Tätigkeitsbeschreibung</text:span></text:h>
      <text:p text:style-name="P2"><text:span text:style-name="T1">Vorläufiges Thema: </text:span><text:span text:style-name="T2">„Entwicklung eines Dokumenten-Projektionseditors für Text und Graphen auf Basis von Webtechnologie“.</text:span></text:p>
      <text:p text:style-name="P2"><text:span text:style-name="T1">In diesem Dokument soll zusammenfassend beschrieben werden, was die Ziele dieser Arbeit sein sollen. </text:span><text:span text:style-name="T4">Es gibt bereits ein JavaScript Framework mit dem </text:span><text:span text:style-name="T3">Printdokumente im Webbrowser</text:span><text:span text:style-name="T4"> (weiterhin Browser-Dokument genannt) „gesetzt“ werden können, zudem gibt es eine an TeX angelehnte </text:span><text:span text:style-name="T3">interne Scala DSL</text:span><text:span text:style-name="T4"> mit der solche Dokumente generiert werden können. Diese Software ist aus meiner Bachelor Thesis hervorgegangen, und darauf soll aufgesetzt werden.</text:span></text:p>
      <text:p text:style-name="P3"><text:span text:style-name="T4">Es soll ein prototypisches System erschaffen werden welches ermöglicht das Browser-Dokument </text:span><text:span text:style-name="T3">direkt</text:span><text:span text:style-name="T4"> im Browser ohne Umweg über die DSL zu modifizieren bzw. zu erweitern. Darüber hinaus soll das Browser-Dokument um Unterstützungen für domänenspezifische Editoren erweitert werden. Diese Editoren können z.B. eine grafische Repräsentation über </text:span><text:span text:style-name="T7">ein Objekt </text:span><text:span text:style-name="T4">ihre</text:span><text:span text:style-name="T7">r</text:span><text:span text:style-name="T4"> Domäne sein und diese</text:span><text:span text:style-name="T7">s</text:span><text:span text:style-name="T4"> auf (semantische) Korrektheit überprüfen. </text:span><text:span text:style-name="T7">Bei der</text:span><text:span text:style-name="T4"> Dokumenten</text:span><text:span text:style-name="T7">-Erstellung</text:span><text:span text:style-name="T4"> soll auch eine vollwertige Programmiersprache verfügbar sein, um </text:span><text:span text:style-name="T7">das Dokument semantischer zu machen</text:span><text:span text:style-name="T4">.</text:span></text:p>
      <text:p text:style-name="P4"><text:span text:style-name="T5"/></text:p>
      <text:p text:style-name="P4"><text:span text:style-name="T5">Primäres Ziel:</text:span></text:p>
      <text:list xml:id="list8073542899506385234" text:style-name="L1">
        <text:list-item>
          <text:p text:style-name="P5"><text:span text:style-name="T5">Roundtrip: Browser → Abstraktes Modell → Generierung und Validierung → Browser.</text:span></text:p>
        </text:list-item>
        <text:list-item>
          <text:p text:style-name="P5"><text:span text:style-name="T7">Aus dem</text:span><text:span text:style-name="T5"> abstrakte</text:span><text:span text:style-name="T7">n</text:span><text:span text:style-name="T5"> Modell </text:span><text:span text:style-name="T7">heraus </text:span><text:span text:style-name="T5">soll</text:span><text:span text:style-name="T7">en</text:span><text:span text:style-name="T5"> auch </text:span><text:span text:style-name="T7">andere Ausgabef</text:span><text:span text:style-name="T5">ormat</text:span><text:span text:style-name="T7">e produzierbar sein</text:span><text:span text:style-name="T5">, statt Webtechnologie auch z.B. Markdown bzw. die DSL </text:span><text:span text:style-name="T7">welche </text:span><text:span text:style-name="T5">gut zur <text:s/>Versionskontrolle </text:span><text:span text:style-name="T7">(git)</text:span><text:span text:style-name="T5"> </text:span><text:span text:style-name="T7">sind</text:span><text:span text:style-name="T5">. (Projektive Eigenschaft)</text:span></text:p>
        </text:list-item>
      </text:list>
      <text:p text:style-name="P6"><text:span text:style-name="T6">Sekundäres Ziel:</text:span></text:p>
      <text:list xml:id="list8363919038480494841" text:style-name="L2">
        <text:list-item>
          <text:p text:style-name="P7"><text:span text:style-name="T6">Einbindung eines domänenspezifischen Editors mit Anbindung zur drunterliegenden Programmiersprache.</text:span></text:p>
        </text:list-item>
        <text:list-item>
          <text:p text:style-name="P8"><text:span text:style-name="T6">Einfacherer Fall: Ketcher</text:span><text:span text:style-name="T6"><text:note text:id="ftn2" text:note-class="footnote"><text:note-citation>1</text:note-citation><text:note-body><text:p text:style-name="P11"><text:span text:style-name="T9">JavaScript basierte chemischer Struktureditor. http://ggasoftware.com/opensource/ketcher</text:span></text:p></text:note-body></text:note></text:span><text:span text:style-name="T6"> für Chemiedarstellung.</text:span></text:p>
        </text:list-item>
        <text:list-item>
          <text:p text:style-name="P8"><text:span text:style-name="T6">Komplexerer Fall: Spray</text:span><text:span text:style-name="T6"><text:note text:id="ftn0" text:note-class="footnote"><text:note-citation>2</text:note-citation><text:note-body><text:p text:style-name="P10"><text:span text:style-name="T8">Framework zur Erstellung visueller DSL Editoren. </text:span><text:span text:style-name="T6">https://code.google.com/a/eclipselabs.org/p/spray/</text:span></text:p></text:note-body></text:note></text:span><text:span text:style-name="T6"> für quasi beliebige Domänen.</text:span></text:p>
        </text:list-item>
      </text:list>
      <text:p text:style-name="P6"><text:span text:style-name="T6">Tertiäres Ziel:</text:span></text:p>
      <text:list xml:id="list7328511784014654835" text:style-name="L3">
        <text:list-item>
          <text:p text:style-name="P9"><text:span text:style-name="T6">Erweiterungen und Weiterentwicklungen am Browser-Dokument Framework.</text:span></text:p>
        </text:list-item>
        <text:list-item>
          <text:p text:style-name="P9"><text:span text:style-name="T6">Eine Umstrukturierung muss es durch die o.g. Anforderungen ohnehin geben, aber gemeint sind eher Zusatzfunktionen wie Fußnoten oder neue konzeptuelle Ideen wie z.B. scala-js</text:span><text:span text:style-name="T6"><text:note text:id="ftn1" text:note-class="footnote"><text:note-citation>3</text:note-citation><text:note-body><text:p text:style-name="P10"><text:span text:style-name="T9">Scala zu (client-side) JavaScript Compiler. </text:span><text:span text:style-name="T6">https://github.com/lampepfl/scala-js</text:span></text:p></text:note-body></text:note></text:span><text:span text:style-name="T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ource Code Pro Light" svg:font-family="'Source Code Pro Light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Bold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ource Sans Pro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Source Code Pro Ligh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Source Sans Pro Light1" fo:font-size="10pt" fo:font-weight="250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6:36:46</meta:creation-date>
    <dc:date>2013-11-10T17:39:56</dc:date>
    <meta:editing-duration>PT58M6S</meta:editing-duration>
    <meta:editing-cycles>6</meta:editing-cycles>
    <meta:generator>LibreOffice/4.0.3.3$MacOSX_x86 LibreOffice_project/0eaa50a932c8f2199a615e1eb30f7ac74279539</meta:generator>
    <meta:print-date>2013-11-10T17:32:04</meta:print-date>
    <meta:document-statistic meta:table-count="0" meta:image-count="0" meta:object-count="0" meta:page-count="1" meta:paragraph-count="17" meta:word-count="268" meta:character-count="2202" meta:non-whitespace-character-count="1957"/>
  </office:meta>
</office:document-meta>
</file>